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Monaco, monospace"/>
    <style:font-face style:name="inherit" svg:font-family="inherit"/>
    <style:font-face style:name="open sans" svg:font-family="'open sans'"/>
    <style:font-face style:name="poppins" svg:font-family="poppin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57eb" officeooo:paragraph-rsid="001157eb"/>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open sans"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 style:family="paragraph" style:parent-style-name="Preformatted_20_Text">
      <loext:graphic-properties draw:fill="solid" draw:fill-color="#fafafa" draw:opacity="100%"/>
      <style:paragraph-properties fo:margin-left="0in" fo:margin-right="0in" fo:margin-top="0in" fo:margin-bottom="0in" loext:contextual-spacing="false" fo:orphans="2" fo:widows="2" fo:text-indent="0in" style:auto-text-indent="false" fo:background-color="#fafafa" fo:padding="0.0193in" fo:border="0.06pt solid #eeeeee"/>
    </style:style>
    <style:style style:name="P5" style:family="paragraph" style:parent-style-name="Preformatted_20_Text">
      <loext:graphic-properties draw:fill="solid" draw:fill-color="#fafafa" draw:opacity="100%"/>
      <style:paragraph-properties fo:margin-top="0in" fo:margin-bottom="0in" loext:contextual-spacing="false" fo:orphans="2" fo:widows="2" fo:background-color="#fafafa" fo:padding="0.0193in" fo:border="0.06pt solid #eeeeee"/>
    </style:style>
    <style:style style:name="P6" style:family="paragraph" style:parent-style-name="Heading_20_2">
      <style:text-properties fo:font-variant="normal" fo:text-transform="none" fo:color="#47515a" style:font-name="poppins" fo:letter-spacing="normal" fo:font-style="normal" fo:font-weight="bold"/>
    </style:style>
    <style:style style:name="P7" style:family="paragraph" style:parent-style-name="Heading_20_2">
      <style:paragraph-properties fo:margin-left="0in" fo:margin-right="0in" fo:line-height="135%" fo:orphans="2" fo:widows="2" fo:text-indent="0in" style:auto-text-indent="false" fo:padding="0in" fo:border="none"/>
      <style:text-properties fo:font-variant="normal" fo:text-transform="none" fo:color="#47515a" fo:letter-spacing="normal"/>
    </style:style>
    <style:style style:name="T1" style:family="text">
      <style:text-properties fo:font-variant="normal" fo:text-transform="none" fo:color="#333333" style:font-name="inherit" fo:font-size="12pt" fo:letter-spacing="normal" fo:font-style="normal" fo:font-weight="bold" loext:padding="0in" loext:border="none"/>
    </style:style>
    <style:style style:name="T2" style:family="text">
      <style:text-properties fo:font-variant="normal" fo:text-transform="none" fo:color="#333333" style:font-name="open sans" fo:font-size="12pt" fo:letter-spacing="normal" fo:font-style="normal" fo:font-weight="normal"/>
    </style:style>
    <style:style style:name="T3" style:family="text">
      <style:text-properties fo:font-variant="normal" fo:text-transform="none" fo:color="#7b7b7b" style:font-name="Lucida Console" fo:letter-spacing="normal" fo:font-style="normal" fo:font-weight="normal" loext:padding="0in" loext:border="none"/>
    </style:style>
    <style:style style:name="T4" style:family="text">
      <style:text-properties fo:font-variant="normal" fo:text-transform="none" fo:color="#4886ff" style:text-line-through-style="none" style:text-line-through-type="none" style:font-name="open sans" fo:font-size="12pt" fo:letter-spacing="normal" fo:font-style="normal" style:text-underline-style="none" fo:font-weight="normal" style:text-blinking="false" loext:padding="0in" loext:border="none"/>
    </style:style>
    <style:style style:name="T5" style:family="text">
      <style:text-properties style:font-name="poppins"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Setting up MYSQL on a Raspberry Pi</text:h>
      <text:p text:style-name="P2">As with all of our tutorials, we will be utilizing the Raspbian operating system. If you’re using something different, then the steps may differ slightly.</text:p>
      <text:p text:style-name="P3"><text:span text:style-name="Strong_20_Emphasis"><text:span text:style-name="T1">1.</text:span></text:span><text:span text:style-name="T2"> Before we get started with installing MySQL to our Raspberry Pi, we must first update our package list and all installed packages.</text:span></text:p>
      <text:p text:style-name="P2">We can do this by running the following two commands.</text:p>
      <text:p text:style-name="P4"><text:span text:style-name="Source_20_Text"><text:span text:style-name="T3">sudo apt update</text:span></text:span></text:p>
      <text:p text:style-name="P5"><text:span text:style-name="Source_20_Text"><text:span text:style-name="T3">sudo apt upgrade</text:span></text:span></text:p>
      <text:p text:style-name="P3"><text:span text:style-name="Strong_20_Emphasis"><text:span text:style-name="T1">2.</text:span></text:span><text:span text:style-name="T2"> The next step is to install the MySQL server software to your Raspberry Pi.</text:span></text:p>
      <text:p text:style-name="P2">Installing MySQL to the Raspberry Pi is a simple process and can be done with the following command.</text:p>
      <text:p text:style-name="P4"><text:span text:style-name="Source_20_Text"><text:span text:style-name="T3">sudo apt install mariadb-server</text:span></text:span></text:p>
      <text:p text:style-name="P3"><text:span text:style-name="Strong_20_Emphasis"><text:span text:style-name="T1">3.</text:span></text:span><text:span text:style-name="T2"> With the MySQL server software installed to the Raspberry Pi, we will now need to secure it by setting a password for the “</text:span><text:span text:style-name="Strong_20_Emphasis"><text:span text:style-name="T1">root</text:span></text:span><text:span text:style-name="T2">” user.</text:span></text:p>
      <text:p text:style-name="P2">By default, MySQL is installed without any password set up meaning you can access the MySQL server without any authentication.</text:p>
      <text:p text:style-name="P2">Run the following command to begin the MySQL securing process.</text:p>
      <text:p text:style-name="P4"><text:span text:style-name="Source_20_Text"><text:span text:style-name="T3">sudo mysql_secure_installation</text:span></text:span></text:p>
      <text:p text:style-name="P2">Just follow the prompts to set a password for the root user and to secure your MySQL installation.</text:p>
      <text:p text:style-name="P3"><text:span text:style-name="T2">For a more secure installation, you should answer “</text:span><text:span text:style-name="Strong_20_Emphasis"><text:span text:style-name="T1">Y</text:span></text:span><text:span text:style-name="T2">” to all prompts when asked to answer “</text:span><text:span text:style-name="Strong_20_Emphasis"><text:span text:style-name="T1">Y</text:span></text:span><text:span text:style-name="T2">” or “</text:span><text:span text:style-name="Strong_20_Emphasis"><text:span text:style-name="T1">N</text:span></text:span><text:span text:style-name="T2">“. These prompts will remove features that allows someone to gain access to the server easier.</text:span></text:p>
      <text:p text:style-name="P2">Make sure you write down the password you set during this process as we will need to use it to access the MySQL server and create databases and users for software such as WordPress or PHPMyAdmin.</text:p>
      <text:p text:style-name="P3"><text:span text:style-name="Strong_20_Emphasis"><text:span text:style-name="T1">4.</text:span></text:span><text:span text:style-name="T2"> Now if you want to access your Raspberry Pi’s MySQL server and start making changes to your databases, you can enter the following command.</text:span></text:p>
      <text:p text:style-name="P4"><text:span text:style-name="Source_20_Text"><text:span text:style-name="T3">sudo mysql -u root -p</text:span></text:span></text:p>
      <text:p text:style-name="P3"><text:span text:style-name="Strong_20_Emphasis"><text:span text:style-name="T1">5.</text:span></text:span><text:span text:style-name="T2"> You will be prompted to enter the password that we just created in </text:span><text:span text:style-name="Strong_20_Emphasis"><text:span text:style-name="T1">step 3</text:span></text:span><text:span text:style-name="T2"> for MySQL’s root user.</text:span></text:p>
      <text:p text:style-name="P3"><text:span text:style-name="Strong_20_Emphasis"><text:span text:style-name="T1">Note:</text:span></text:span><text:span text:style-name="T2"> Like most Linux password inputs, the text will not show up as you type.</text:span></text:p>
      <text:p text:style-name="P3"><text:span text:style-name="Strong_20_Emphasis"><text:span text:style-name="T1">6.</text:span></text:span><text:span text:style-name="T2"> You can now enter MYSQL commands to create, alter, and delete databases. Through this interface, you can also create or delete users and assign them the rights to manage any database.</text:span></text:p>
      <text:p text:style-name="P3"><text:span text:style-name="Strong_20_Emphasis"><text:span text:style-name="T1">7.</text:span></text:span><text:span text:style-name="T2"> There are two different ways you can quit out of the MYSQL command line, the first of those is to type “</text:span><text:span text:style-name="Strong_20_Emphasis"><text:span text:style-name="T1">quit</text:span></text:span><text:span text:style-name="T2">” into the MySQL interface.</text:span></text:p>
      <text:p text:style-name="P3"><text:span text:style-name="T2">The other way of quitting out of the MYSQL command line is to press </text:span><text:span text:style-name="Strong_20_Emphasis"><text:span text:style-name="T1">Ctrl + D</text:span></text:span><text:span text:style-name="T2">.</text:span></text:p>
      <text:p text:style-name="P3"><text:span text:style-name="Strong_20_Emphasis"><text:span text:style-name="T1">8.</text:span></text:span><text:span text:style-name="T2"> At this point, you will now have successfully setup MySQL on your Raspberry Pi. Our next few sections will go into making better use of this database.</text:span></text:p>
      <text:h text:style-name="P7" text:outline-level="2"><text:soft-page-break/> <text:span text:style-name="T5">Creating a MySQL Database and User</text:span></text:h>
      <text:p text:style-name="P3"><text:span text:style-name="Strong_20_Emphasis"><text:span text:style-name="T1">1.</text:span></text:span><text:span text:style-name="T2"> Before we proceed to create a MySQL user and database on our Raspberry Pi, we must first log back into the MySQL command-line tool.</text:span></text:p>
      <text:p text:style-name="P3"><text:span text:style-name="T2">Run the following command to log in to the MySQL command line. You will be prompted to enter the password for the “</text:span><text:span text:style-name="Strong_20_Emphasis"><text:span text:style-name="T1">root</text:span></text:span><text:span text:style-name="T2">” account that you set up earlier.</text:span></text:p>
      <text:p text:style-name="P4"><text:span text:style-name="Source_20_Text"><text:span text:style-name="T3">sudo mysql -u root -p</text:span></text:span></text:p>
      <text:p text:style-name="P3"><text:span text:style-name="Strong_20_Emphasis"><text:span text:style-name="T1">2.</text:span></text:span><text:span text:style-name="T2"> Let’s start by creating a MySQL database using the following command. This command is super simple and is just “</text:span><text:span text:style-name="Strong_20_Emphasis"><text:span text:style-name="T1">CREATE DATABASE</text:span></text:span><text:span text:style-name="T2">” followed by the name that you want to give the database.</text:span></text:p>
      <text:p text:style-name="P3"><text:span text:style-name="T2">In our example, we will be calling this database “</text:span><text:span text:style-name="Strong_20_Emphasis"><text:span text:style-name="T1">exampledb</text:span></text:span><text:span text:style-name="T2">“.</text:span></text:p>
      <text:p text:style-name="P4"><text:span text:style-name="Source_20_Text"><text:span text:style-name="T3">CREATE DATABASE exampledb;</text:span></text:span></text:p>
      <text:p text:style-name="P3"><text:span text:style-name="Strong_20_Emphasis"><text:span text:style-name="T1">3.</text:span></text:span><text:span text:style-name="T2"> Next, we will create a MySQL user that we will assign to our new database. We can create this user by running the following command.</text:span></text:p>
      <text:p text:style-name="P3"><text:span text:style-name="T2">For this example, we will be calling the user “</text:span><text:span text:style-name="Strong_20_Emphasis"><text:span text:style-name="T1">exampleuser</text:span></text:span><text:span text:style-name="T2">” and giving it the password “</text:span><text:span text:style-name="Strong_20_Emphasis"><text:span text:style-name="T1">pimylifeup</text:span></text:span><text:span text:style-name="T2">“. When creating your own, make sure you replace both of these.</text:span></text:p>
      <text:p text:style-name="P4"><text:span text:style-name="Source_20_Text"><text:span text:style-name="T3">CREATE USER 'exampleuser'@'localhost' IDENTIFIED BY 'pimylifeup';</text:span></text:span></text:p>
      <text:p text:style-name="P3"><text:span text:style-name="Strong_20_Emphasis"><text:span text:style-name="T1">4.</text:span></text:span><text:span text:style-name="T2"> With the user created, we can now go ahead and grant all privileges to the user so that it can interact with the database.</text:span></text:p>
      <text:p text:style-name="P3"><text:span text:style-name="T2">This command will grant all permissions to our “</text:span><text:span text:style-name="Strong_20_Emphasis"><text:span text:style-name="T1">exampleuser</text:span></text:span><text:span text:style-name="T2">” for all tables within our “</text:span><text:span text:style-name="Strong_20_Emphasis"><text:span text:style-name="T1">exampledb</text:span></text:span><text:span text:style-name="T2">” database.</text:span></text:p>
      <text:p text:style-name="P4"><text:span text:style-name="Source_20_Text"><text:span text:style-name="T3">GRANT ALL PRIVILEGES ON exampledb.* TO 'exampleuser'@'localhost';</text:span></text:span></text:p>
      <text:p text:style-name="P3"><text:span text:style-name="Strong_20_Emphasis"><text:span text:style-name="T1">5.</text:span></text:span><text:span text:style-name="T2"> The final thing we need to do for both our MySQL database and user to be finalized is to flush the privilege table. Without flushing the privilege table, the new user won’t be able to access the database.</text:span></text:p>
      <text:p text:style-name="P2">We can do this by running the following command.</text:p>
      <text:p text:style-name="P4"><text:span text:style-name="Source_20_Text"><text:span text:style-name="T3">FLUSH PRIVILEGES;</text:span></text:span></text:p>
      <text:p text:style-name="P2">If you rather not use the command line to administrate your databases then you can always install PHPMyAdmin instead.</text:p>
      <text:h text:style-name="P7" text:outline-level="2"> <text:span text:style-name="T5">Installing the PHP MySQL Connector</text:span></text:h>
      <text:p text:style-name="P3"><text:span text:style-name="Strong_20_Emphasis"><text:span text:style-name="T1">1.</text:span></text:span><text:span text:style-name="T2"> If you intend on using a MySQL database from PHP, you will need to make sure that you have the module installed.</text:span></text:p>
      <text:p text:style-name="P2">You can install the MySQL connector for PHP to your Raspberry Pi by running the following command.</text:p>
      <text:p text:style-name="P4"><text:span text:style-name="Source_20_Text"><text:span text:style-name="T3">sudo apt install php-mysql</text:span></text:span></text:p>
      <text:p text:style-name="P3"><text:span text:style-name="T2">As I mentioned earlier, there are </text:span><text:a xlink:type="simple" xlink:href="https://piguide.dev/category/pi-projects" text:style-name="Internet_20_link" text:visited-style-name="Visited_20_Internet_20_Link"><text:span text:style-name="T4">many projects</text:span></text:a><text:span text:style-name="T2"> where a database will come in handy. Most modern websites will require a database to be able to function correctly.</text:span></text:p>
      <text:p text:style-name="P2">At this point of the tutorial you should now have a MySQL server up and running on your Raspberry Pi. If you have ran into any issues feel free to drop a comment in the comments section below.</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his Is Another Link:</text:p>
      <text:p text:style-name="P1"/>
      <text:p text:style-name="P1"/>
      <text:p text:style-name="P1"/>
      <text:p text:style-name="P1"><text:a xlink:type="simple" xlink:href="http://bytesofgigabytes.com/raspberrypi/how-to-install-mysql-database-on-raspberry-pi/" text:style-name="Internet_20_link" text:visited-style-name="Visited_20_Internet_20_Link">http://bytesofgigabytes.com/raspberrypi/how-to-install-mysql-database-on-raspberry-pi/</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Monaco, monospace"/>
    <style:font-face style:name="inherit" svg:font-family="inherit"/>
    <style:font-face style:name="open sans" svg:font-family="'open sans'"/>
    <style:font-face style:name="poppins" svg:font-family="poppin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14:14:14.822892327</meta:creation-date>
    <dc:date>2020-11-18T14:31:39.889730000</dc:date>
    <meta:editing-duration>PT17M53S</meta:editing-duration>
    <meta:editing-cycles>1</meta:editing-cycles>
    <meta:document-statistic meta:table-count="0" meta:image-count="0" meta:object-count="0" meta:page-count="3" meta:paragraph-count="49" meta:word-count="830" meta:character-count="4750" meta:non-whitespace-character-count="3967"/>
    <meta:generator>LibreOffice/6.1.5.2$Linux_ARM_EABI LibreOffice_project/10$Build-2</meta:generator>
  </office:meta>
</office:document-meta>
</file>